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a7e" officeooo:paragraph-rsid="001cba7e"/>
    </style:style>
    <style:style style:name="P2" style:family="paragraph" style:parent-style-name="Standard">
      <style:text-properties officeooo:rsid="001e54f3" officeooo:paragraph-rsid="001e5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</text:p>
      <text:p text:style-name="P1"/>
      <text:p text:style-name="P2">ade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1:46:44.167867881</meta:creation-date>
    <dc:date>2025-10-23T11:55:46.282820554</dc:date>
    <meta:editing-duration>PT1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" meta:character-count="9" meta:non-whitespace-character-count="9"/>
  </office:meta>
</office:document-meta>
</file>